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22.098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624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64" table:default-cell-style-name="ce1"/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4"/>
          <table:table-cell office:value-type="string" table:style-name="ce2">
            <text:p>Experiment<text:s/></text:p>
          </table:table-cell>
          <table:table-cell office:value-type="string" table:style-name="ce2">
            <text:p>Configuration 1</text:p>
          </table:table-cell>
          <table:table-cell office:value-type="string" table:style-name="ce3">
            <text:p><text:span text:style-name="T2">Configuration</text:span><text:s/><text:span text:style-name="T2">2</text:span></text:p>
          </table:table-cell>
          <table:table-cell office:value-type="string" table:style-name="ce2">
            <text:p>Configuration 3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style-name="ce5"/>
          <table:table-cell office:value-type="string" table:style-name="ce3">
            <text:p>To assess the performance of block propagation within a block chain network with varying block sizes and forking in block chains</text:p>
          </table:table-cell>
          <table:table-cell office:value-type="string" table:style-name="ce3">
            <text:p>BS-L</text:p>
          </table:table-cell>
          <table:table-cell office:value-type="string" table:style-name="ce3">
            <text:p>BS-M</text:p>
          </table:table-cell>
          <table:table-cell office:value-type="string" table:style-name="ce3">
            <text:p>BS-H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style-name="ce5"/>
          <table:table-cell office:value-type="string" table:style-name="ce3">
            <text:p>To assess the performance of block propagation within a block chain network with varying bandwidth.</text:p>
          </table:table-cell>
          <table:table-cell office:value-type="string" table:style-name="ce3">
            <text:p>BW-L</text:p>
          </table:table-cell>
          <table:table-cell office:value-type="string" table:style-name="ce3">
            <text:p>BW-M</text:p>
          </table:table-cell>
          <table:table-cell office:value-type="string" table:style-name="ce3">
            <text:p>BW-H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style-name="ce1"/>
          <table:table-cell office:value-type="string" table:style-name="ce3">
            <text:p>To assess the performance of block propagation under various network sizes.</text:p>
          </table:table-cell>
          <table:table-cell office:value-type="string" table:style-name="ce3">
            <text:p>NS-L</text:p>
          </table:table-cell>
          <table:table-cell office:value-type="string" table:style-name="ce3">
            <text:p>NS-M</text:p>
          </table:table-cell>
          <table:table-cell office:value-type="string" table:style-name="ce3">
            <text:p>NS-H</text:p>
          </table:table-cell>
          <table:table-cell table:number-columns-repeated="1636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oles, Gabe (Student)</meta:initial-creator>
    <dc:creator>Coles, Gabe (Student)</dc:creator>
    <meta:creation-date>2026-03-05T13:08:10Z</meta:creation-date>
    <dc:date>2026-03-05T17:47:26Z</dc:date>
  </office:meta>
</office:document-meta>
</file>